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2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835in"/>
      <style:text-properties style:font-name="Lucida Grande" fo:font-size="14pt"/>
    </style:style>
    <style:style style:name="P2" style:family="paragraph" style:parent-style-name="Standard">
      <style:paragraph-properties fo:margin-top="0in" fo:margin-bottom="0.0835in"/>
      <style:text-properties style:font-name="Times" fo:font-size="12pt"/>
    </style:style>
    <style:style style:name="P3" style:family="paragraph" style:parent-style-name="Standard">
      <style:paragraph-properties fo:margin-top="0in" fo:margin-bottom="0.0835in"/>
      <style:text-properties style:font-name="Lucida Console" fo:font-size="8pt" style:font-size-asian="8pt" style:font-size-complex="8pt"/>
    </style:style>
    <style:style style:name="P4" style:family="paragraph" style:parent-style-name="Standard">
      <style:paragraph-properties fo:margin-top="0in" fo:margin-bottom="0.139in"/>
      <style:text-properties fo:color="#0000ff" style:font-name="Lucida Console1" fo:font-size="8pt"/>
    </style:style>
    <style:style style:name="P5" style:family="paragraph" style:parent-style-name="Standard">
      <style:paragraph-properties fo:margin-top="0in" fo:margin-bottom="0.139in"/>
      <style:text-properties style:font-name="Lucida Console1" fo:font-size="8pt"/>
    </style:style>
    <style:style style:name="P6" style:family="paragraph" style:parent-style-name="Standard">
      <style:paragraph-properties fo:margin-left="0in" fo:margin-right="0in" fo:margin-top="0in" fo:margin-bottom="0.0835in" fo:text-indent="0in" style:auto-text-indent="false"/>
      <style:text-properties style:font-name="Times" fo:font-size="12pt"/>
    </style:style>
    <style:style style:name="P7" style:family="paragraph" style:parent-style-name="Standard">
      <style:paragraph-properties fo:margin-top="0in" fo:margin-bottom="0.0835in"/>
      <style:text-properties style:font-name="Times" fo:font-size="8pt" style:font-size-asian="8pt" style:font-size-complex="8pt"/>
    </style:style>
    <style:style style:name="P8" style:family="paragraph" style:parent-style-name="Standard" style:list-style-name="L1">
      <style:paragraph-properties fo:margin-top="0in" fo:margin-bottom="0.0835in"/>
      <style:text-properties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margin-top="0in" fo:margin-bottom="0.0835in"/>
      <style:text-properties style:font-name="Lucida Console2" fo:font-size="8pt" style:font-size-asian="8pt" style:font-size-complex="8pt"/>
    </style:style>
    <style:style style:name="P10" style:family="paragraph" style:parent-style-name="Standard" style:list-style-name="L1">
      <style:paragraph-properties fo:margin-left="0.5in" fo:margin-right="0in" fo:margin-top="0in" fo:margin-bottom="0.0835in" fo:text-indent="0in" style:auto-text-indent="false"/>
      <style:text-properties style:font-name="Times" fo:font-size="12pt"/>
    </style:style>
    <style:style style:name="P11" style:family="paragraph" style:parent-style-name="Standard">
      <style:paragraph-properties fo:margin-top="0in" fo:margin-bottom="0.139in"/>
      <style:text-properties style:font-name="Lucida Console1" fo:font-size="8pt"/>
    </style:style>
    <style:style style:name="P12" style:family="paragraph" style:parent-style-name="Standard">
      <style:paragraph-properties fo:margin-top="0in" fo:margin-bottom="0.139in"/>
      <style:text-properties style:font-name="Times" fo:font-size="12pt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fo:color="#141414" style:font-name-asian="LucidaGrande" style:font-name-complex="LucidaGrande"/>
    </style:style>
    <style:style style:name="T4" style:family="text">
      <style:text-properties style:font-name="Lucida Console"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the build system components </text:p>
      <text:p text:style-name="P2">Instead of <text:s/><text:span text:style-name="T5">wget</text:span> you can use any download manager:</text:p>
      <text:p text:style-name="P4"><text:span text:style-name="T1">wget </text:span><text:a xlink:type="simple" xlink:href="http://www.pengutronix.de/software/ptxdist/download/v1.99/ptxdist-1.99.2.tgz"><text:span text:style-name="T2">http://www.pengutronix.de/software/ptxdist/download/v1.99/ptxdist-1.99.2.tgz</text:span></text:a></text:p>
      <text:p text:style-name="P4"><text:span text:style-name="T1">wget </text:span><text:a xlink:type="simple" xlink:href="http://www.pengutronix.de/software/ptxdist/download/v1.99/ptxdist-1.99.2-patches.tgz"><text:span text:style-name="T2">http://www.pengutronix.de/software/ptxdist/download/v1.99/ptxdist-1.99.2-patches.tgz</text:span></text:a></text:p>
      <text:p text:style-name="P4"><text:span text:style-name="T1">svn co </text:span><text:a xlink:type="simple" xlink:href="https://pdaxrom.svn.sourceforge.net/svnroot/pdaxrom/branches/pdaxrom-2.0/"><text:span text:style-name="T2">https://pdaxrom.svn.sourceforge.net/svnroot/pdaxrom/branches/pdaxrom-2.0/</text:span></text:a></text:p>
      <text:p text:style-name="P4"><text:span text:style-name="T1">svn co </text:span><text:a xlink:type="simple" xlink:href="https://pdaxrom.svn.sourceforge.net/svnroot/pdaxrom/branches/pdaxrom-2.0-external-deps/"><text:span text:style-name="T2">https://pdaxrom.svn.sourceforge.net/svnroot/pdaxrom/branches/pdaxrom-2.0-external-deps/</text:span></text:a></text:p>
      <text:p text:style-name="P1">Build system installation</text:p>
      <text:p text:style-name="P2">Unpack the archives:</text:p>
      <text:p text:style-name="P5">tar xfz ptxdist-1.99.2.tgz</text:p>
      <text:p text:style-name="P5">tar xfz ptxdist-1.99.2-patches.tgz</text:p>
      <text:p text:style-name="P2">Install the additional packages required for work:</text:p>
      <text:p text:style-name="P3">aptitude install lib<text:span text:style-name="T3">ncurses5-dev libncurses5 gawk m4 bison flex expect gettext</text:span></text:p>
      <text:p text:style-name="P7">Note: When building the package xorg-data-xkbdata.make for your target, it will require x11-xkb-utils to be installed on your host system. This can be installed by:</text:p>
      <text:p text:style-name="P9">aptitude install x11-xkb-utils</text:p>
      <text:p text:style-name="P2">Go to the work directory:</text:p>
      <text:p text:style-name="P5">cd ptxdist-1.99.2</text:p>
      <text:p text:style-name="P2">Configure the build system to install it to <text:s/>/opt/ptxdist (or any directory):</text:p>
      <text:p text:style-name="P5">./configure –prefix=/opt/ptxdist</text:p>
      <text:p text:style-name="P2">Compile and <text:s/>install the build system:</text:p>
      <text:p text:style-name="P5">make</text:p>
      <text:p text:style-name="P5">make install</text:p>
      <text:p text:style-name="P2">Export the path to executable files:</text:p>
      <text:p text:style-name="P5">export PATH=$PATH:/opt/ptxdist/bin</text:p>
      <text:p text:style-name="P5">cd ..</text:p>
      <text:p text:style-name="P2">You can use cross-development tools which are ready compiled or <text:s/>compile its yourself:</text:p>
      <text:p text:style-name="P5">cd pdaxrom-2.0-external-deps/OSELAS.Toolchain-1.1.1</text:p>
      <text:p text:style-name="P5">ptxdist select ptxconfigs/arm-v5te-linux-gnueabi_gcc-4.1.2_glibc-2.5_linux-2.6.18.ptxconfig</text:p>
      <text:p text:style-name="P5">ptxdist go</text:p>
      <text:p text:style-name="P12">At this point your Cross-Compiler Binaries are fully built</text:p>
      <text:p text:style-name="Title"><text:soft-page-break/></text:p>
      <text:p text:style-name="Title">Target system configuration and build:</text:p>
      <text:p text:style-name="P5">cd pdaXrom-2.0</text:p>
      <text:p text:style-name="P2">Select the configuration:</text:p>
      <text:p text:style-name="P5">ptxdist select boardconfigs/akita.light (C1000, C3100 and C3200 Shell Build no X)</text:p>
      <text:p text:style-name="P5"><text:tab/><text:tab/><text:tab/>/akita.full <text:s/>(C1000, C3100 and C3200 X Build)</text:p>
      <text:p text:style-name="P5"><text:tab/><text:tab/><text:tab/>/Corgi.light (C750,C760, C860 Shell Build no X) </text:p>
      <text:p text:style-name="P2">Select the path to crosscompiler:</text:p>
      <text:p text:style-name="P5">ptxdist toolchain <text:s/>/opt/OSELAS.Toolchain-1.1.1/arm-v5te-linux-gnueabi/gcc-4.1.2-glibc-2.5-kernel-2.6.18/bin/</text:p>
      <text:p text:style-name="P2">If the configuration is needed to be edited perform the following command:</text:p>
      <text:p text:style-name="P5">ptxdist menuconfig</text:p>
      <text:p text:style-name="P2">Start to compile the target system:</text:p>
      <text:p text:style-name="P5">ptxdist go</text:p>
      <text:p text:style-name="P2">Build the file system image:</text:p>
      <text:p text:style-name="P5">ptxdist images</text:p>
      <text:p text:style-name="P2">The rootfs image and kernel will be placed in <text:s/><text:span text:style-name="T5">images</text:span> directory, unpacked root file system <text:s/>in <text:span text:style-name="T5">root</text:span> directory and root file system with debug information in <text:span text:style-name="T5">root-debug</text:span> directory.</text:p>
      <text:p text:style-name="Title"/>
      <text:p text:style-name="Title">Testing and debuging in QEMU emulator</text:p>
      <text:p text:style-name="P2">Install the emulator:</text:p>
      <text:p text:style-name="P3">aptitude install qemu</text:p>
      <text:p text:style-name="P2">The following configurations are available for compiling:</text:p>
      <text:list text:style-name="L1">
        <text:list-item>
          <text:p text:style-name="P8">qemuarm.light</text:p>
        </text:list-item>
        <text:list-item>
          <text:p text:style-name="P10">compiler - <text:s/>arm-v5te-linux-gnueabi_gcc-4.1.2_glibc-2.5_linux-2.6.18</text:p>
        </text:list-item>
        <text:list-item>
          <text:p text:style-name="P10">start the system in the emulator: <text:span text:style-name="T4">qemu-system-arm -M versatilepb -kernel linuximage -hda root.ext2 -nographic -append "console=ttyAMA0 root=/dev/sda"</text:span></text:p>
        </text:list-item>
        <text:list-item>
          <text:p text:style-name="P8">qemux86.light</text:p>
        </text:list-item>
        <text:list-item>
          <text:p text:style-name="P10">compiler - <text:s/>i686-unknown-linux-gnu_gcc-4.1.2_glibc-2.5_linux-2.6.18</text:p>
        </text:list-item>
        <text:list-item>
          <text:p text:style-name="P10">start the system in the emulator: <text:span text:style-name="T4">qemu -kernel linuximage -hda root.ext2 -append root=/dev/hda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2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4-14T15:31:39</meta:creation-date>
    <dc:creator>Adrian Crutchfield</dc:creator>
    <dc:date>2008-07-12T10:52:19</dc:date>
    <meta:editing-cycles>14</meta:editing-cycles>
    <meta:editing-duration>PT1H34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414" meta:character-count="2727"/>
  </office:meta>
</office:document-meta>
</file>